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Seekable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Seekable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SeekableStream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Seekable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SeekableStream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SeekableStream.canSeekBack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SeekableStream.ForwardSeekableStream( InputStream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wardSeekableStream.seek( long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Seekable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Seekable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SeekableStream.read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Seekable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